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fill-color="#000000" fo:min-height="12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-color="#000000"/>
    </style:style>
    <style:style style:name="T1" style:family="text">
      <style:text-properties fo:font-variant="normal" fo:text-transform="none" fo:color="#0033b3" style:text-outline="false" style:text-line-through-style="none" style:text-line-through-type="none" style:font-name="JetBrains Mono" fo:font-size="21pt" fo:text-shadow="none" style:text-underline-style="none" style:letter-kerning="true" style:font-name-asian="JetBrains Mono" style:font-size-asian="21pt" style:font-name-complex="JetBrains Mono" style:font-size-complex="21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80808" style:text-outline="false" style:text-line-through-style="none" style:text-line-through-type="none" style:font-name="JetBrains Mono" fo:font-size="21pt" fo:text-shadow="none" style:text-underline-style="none" style:letter-kerning="true" style:font-name-asian="JetBrains Mono" style:font-size-asian="21pt" style:font-name-complex="JetBrains Mono" style:font-size-complex="21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c8c8c" style:text-outline="false" style:text-line-through-style="none" style:text-line-through-type="none" style:font-name="JetBrains Mono" fo:font-size="18pt" fo:font-style="italic" fo:text-shadow="none" style:text-underline-style="none" style:letter-kerning="true" style:font-name-asian="JetBrains Mono" style:font-size-asian="18pt" style:font-style-asian="italic" style:font-name-complex="JetBrains Mono" style:font-size-complex="18pt" style:font-style-complex="italic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c8c8c" style:text-outline="false" style:text-line-through-style="none" style:text-line-through-type="none" style:font-name="JetBrains Mono" fo:font-size="21pt" fo:font-style="italic" fo:text-shadow="none" style:text-underline-style="none" style:letter-kerning="true" style:font-name-asian="JetBrains Mono" style:font-size-asian="21pt" style:font-style-asian="italic" style:font-name-complex="JetBrains Mono" style:font-size-complex="21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" fo:font-size="21pt" fo:font-style="normal" fo:text-shadow="none" style:text-underline-style="none" fo:font-weight="600" style:letter-kerning="true" style:font-name-asian="JetBrains Mono" style:font-size-asian="21pt" style:font-style-asian="normal" style:font-weight-asian="600" style:font-name-complex="JetBrains Mono" style:font-size-complex="21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JetBrains Mono" fo:font-size="21pt" fo:font-style="normal" fo:text-shadow="none" style:text-underline-style="none" fo:font-weight="600" style:letter-kerning="true" style:font-name-asian="JetBrains Mono" style:font-size-asian="21pt" style:font-style-asian="normal" style:font-weight-asian="600" style:font-name-complex="JetBrains Mono" style:font-size-complex="21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style:text-outline="false" style:text-line-through-style="none" style:text-line-through-type="none" style:font-name="JetBrains Mono" fo:font-size="21pt" fo:font-style="normal" fo:text-shadow="none" style:text-underline-style="none" style:letter-kerning="true" style:font-name-asian="JetBrains Mono" style:font-size-asian="21pt" style:font-style-asian="normal" style:font-name-complex="JetBrains Mono" style:font-size-complex="21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080" style:text-outline="false" style:text-line-through-style="none" style:text-line-through-type="none" style:font-name="JetBrains Mono" fo:font-size="21pt" fo:font-style="normal" fo:text-shadow="none" style:text-underline-style="none" fo:font-weight="bold" style:letter-kerning="true" style:font-name-asian="JetBrains Mono" style:font-size-asian="21pt" style:font-style-asian="normal" style:font-weight-asian="bold" style:font-name-complex="JetBrains Mono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b3" style:text-outline="false" style:text-line-through-style="none" style:text-line-through-type="none" style:font-name="JetBrains Mono" fo:font-size="20pt" fo:text-shadow="none" style:text-underline-style="none" style:letter-kerning="true" style:font-name-asian="JetBrains Mono" style:font-size-asian="20pt" style:font-name-complex="JetBrains Mono" style:font-size-complex="20pt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fo:color="#008080" style:text-outline="false" style:text-line-through-style="none" style:text-line-through-type="none" style:font-name="JetBrains Mono" fo:font-size="21pt" fo:text-shadow="none" style:text-underline-style="none" fo:font-weight="bold" style:letter-kerning="true" style:font-name-asian="JetBrains Mono" style:font-size-asian="21pt" style:font-weight-asian="bold" style:font-name-complex="JetBrains Mono" style:font-size-complex="21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style:text-outline="false" style:text-line-through-style="none" style:text-line-through-type="none" style:font-name="JetBrains Mono" fo:font-size="21pt" fo:text-shadow="none" style:text-underline-style="none" style:letter-kerning="true" style:font-name-asian="JetBrains Mono" style:font-size-asian="21pt" style:font-name-complex="JetBrains Mono" style:font-size-complex="21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3b3" style:text-outline="false" style:text-line-through-style="none" style:text-line-through-type="none" style:font-name="JetBrains Mono" fo:font-size="21pt" fo:font-style="normal" fo:text-shadow="none" style:text-underline-style="none" style:letter-kerning="true" style:font-name-asian="JetBrains Mono" style:font-size-asian="21pt" style:font-style-asian="normal" style:font-name-complex="JetBrains Mono" style:font-size-complex="21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0099" style:text-outline="false" style:text-line-through-style="none" style:text-line-through-type="none" style:font-name="JetBrains Mono" fo:font-size="21pt" fo:font-style="normal" fo:text-shadow="none" style:text-underline-style="none" style:letter-kerning="true" style:font-name-asian="JetBrains Mono" style:font-size-asian="21pt" style:font-style-asian="normal" style:font-name-complex="JetBrains Mono" style:font-size-complex="21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style:text-outline="false" style:text-line-through-style="none" style:text-line-through-type="none" style:font-name="JetBrains Mono" fo:font-size="21pt" fo:font-style="normal" fo:text-shadow="none" style:text-underline-style="none" style:letter-kerning="true" style:font-name-asian="JetBrains Mono" style:font-size-asian="21pt" style:font-style-asian="normal" style:font-name-complex="JetBrains Mono" style:font-size-complex="21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a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GET and POST, determine which action you’re trying to perform when making an HTTP request.</text:span></text:p>
            <text:p><text:span text:style-name="T1">import </text:span><text:span text:style-name="T2">requests</text:span><text:span text:style-name="T2"><text:line-break/></text:span><text:span text:style-name="T3">x = requests.get('https://w3schools.com/python/demopage.htm')</text:span><text:span text:style-name="T4"><text:line-break/></text:span><text:span text:style-name="T5"><text:line-break/></text:span><text:span text:style-name="T6">print</text:span><text:span text:style-name="T5">(respon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pon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import </text:span><text:span text:style-name="T2">requests</text:span><text:span text:style-name="T2"><text:line-break/></text:span><text:span text:style-name="T4">#x = requests.get('https://w3schools.com/python/demopage.htm')</text:span><text:span text:style-name="T4"><text:line-break/></text:span><text:span text:style-name="T7">response= requests.get(</text:span><text:span text:style-name="T8">'https://w3schools.com/python/demopage.htm'</text:span><text:span text:style-name="T5">)</text:span><text:span text:style-name="T5"><text:line-break/></text:span><text:span text:style-name="T6">print</text:span><text:span text:style-name="T5">(response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">import </text:span><text:span text:style-name="T2">requests</text:span><text:span text:style-name="T2"><text:line-break/></text:span><text:span text:style-name="T4"><text:line-break/></text:span><text:span text:style-name="T7">response= requests.get(</text:span><text:span text:style-name="T8">'https://www.fnb.co.za'</text:span><text:span text:style-name="T5">)</text:span><text:span text:style-name="T5"><text:line-break/></text:span><text:span text:style-name="T6">print</text:span><text:span text:style-name="T5">(response.content)</text:span></text:p>
            <text:p><text:span text:style-name="T5"/></text:p>
            <text:p><text:span text:style-name="T5">The response of a GET request often has some valuable information, known as a payload, in the message bod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aders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9">The response headers can give you useful information, such as the content type of the response payload and a time limit on how long to cache the response.</text:span></text:p>
            <text:p><text:span text:style-name="T1"/></text:p>
            <text:p><text:span text:style-name="T1">import </text:span><text:span text:style-name="T2">requests</text:span><text:span text:style-name="T2"><text:line-break/></text:span><text:span text:style-name="T7">response= requests.get(</text:span><text:span text:style-name="T8">'https://www.fnb.co.za'</text:span><text:span text:style-name="T5">)</text:span><text:span text:style-name="T5"><text:line-break/></text:span><text:span text:style-name="T6">print</text:span><text:span text:style-name="T5">(response.header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s-<text:span text:style-name="T10">[Application Programming Interface]</text:span></text:p>
          </draw:text-box>
        </draw:frame>
        <draw:frame presentation:style-name="pr8" draw:text-style-name="P3" draw:layer="layout" svg:width="25.5cm" svg:height="13cm" svg:x="1cm" svg:y="5.5cm" presentation:class="outline">
          <draw:text-box>
            <text:p><text:span text:style-name="T9">To use an API, you make a request to a remote web server, and retrieve the data you need.</text:span></text:p>
            <text:p><text:span text:style-name="T9">Why use APIs</text:span></text:p>
            <text:p text:style-name="P2"><text:span text:style-name="T9"><text:s text:c="4"/></text:span><text:span text:style-name="T9">The data is changing quickly. Eg stock price</text:span></text:p>
            <text:p text:style-name="P2"><text:span text:style-name="T9"><text:s text:c="4"/></text:span><text:span text:style-name="T9">You want a small piece of a much larger set of data. Reddit comments are one example.</text:span></text:p>
            <text:p text:style-name="P2"><text:span text:style-name="T9"><text:s text:c="4"/></text:span><text:span text:style-name="T9">There is repeated computation involved. </text:span></text:p>
            <text:p text:style-name="P2"><text:span text:style-name="T9"/></text:p>
            <text:p text:style-name="P2"><text:span text:style-name="T9">When we want to receive data from an API, we need to make a request.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s-<text:span text:style-name="T10">[Status Code]</text:span></text:p>
          </draw:text-box>
        </draw:frame>
        <draw:frame presentation:style-name="pr8" draw:text-style-name="P3" draw:layer="layout" svg:width="25.5cm" svg:height="13cm" svg:x="1cm" svg:y="5.5cm" presentation:class="outline">
          <draw:text-box>
            <text:p><text:span text:style-name="T9"><text:s text:c="4"/></text:span><text:span text:style-name="T9">200: Correct</text:span></text:p>
            <text:p><text:span text:style-name="T9"><text:s text:c="4"/></text:span><text:span text:style-name="T9">301: The server is redirecting you to a different endpoint. </text:span></text:p>
            <text:p><text:span text:style-name="T9"><text:s text:c="4"/></text:span><text:span text:style-name="T9">400: The server thinks you made a bad request. </text:span></text:p>
            <text:p><text:span text:style-name="T9"><text:s text:c="4"/></text:span><text:span text:style-name="T9">401: The server thinks you’re not authenticated. </text:span></text:p>
            <text:p><text:span text:style-name="T9"><text:s text:c="4"/></text:span><text:span text:style-name="T9">403: Permission Issue</text:span></text:p>
            <text:p><text:span text:style-name="T9"><text:s text:c="4"/></text:span><text:span text:style-name="T9">404: The resource you tried to access wasn’t found on the server.</text:span></text:p>
            <text:p><text:span text:style-name="T9"><text:s text:c="4"/></text:span><text:span text:style-name="T9">503: The server is not ready to handle the request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rency convertor AP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import </text:span><text:span text:style-name="T2">requests</text:span><text:span text:style-name="T2"><text:line-break/></text:span><text:span text:style-name="T4"># Where USD is the base currency you want to use</text:span><text:span text:style-name="T4"><text:line-break/></text:span><text:span text:style-name="T2">url = </text:span><text:span text:style-name="T11">'https://prime.exchangerate-api.com/v5/d15f5d23ca3cd1c7094c5e89/latest/USD'</text:span><text:span text:style-name="T11"><text:line-break/></text:span><text:span text:style-name="T4"># Making our request</text:span><text:span text:style-name="T4"><text:line-break/></text:span><text:span text:style-name="T2">response = requests.get(url)</text:span><text:span text:style-name="T2"><text:line-break/></text:span><text:span text:style-name="T2">data = response.json()</text:span><text:span text:style-name="T2"><text:line-break/></text:span><text:span text:style-name="T4"># Your JSON object</text:span><text:span text:style-name="T4"><text:line-break/></text:span><text:span text:style-name="T2">thisdictcurrency=(data[</text:span><text:span text:style-name="T11">'conversion_rates'</text:span><text:span text:style-name="T2">])</text:span><text:span text:style-name="T2"><text:line-break/></text:span><text:span text:style-name="T12">print</text:span><text:span text:style-name="T2">(thisdictcurrency)</text:span><text:span text:style-name="T2"><text:line-break/></text:span><text:span text:style-name="T4">#print (data['conversion_rates']["ZAR"])</text:span><text:span text:style-name="T4"><text:line-break/></text:span><text:span text:style-name="T7">x=(data[</text:span><text:span text:style-name="T8">'conversion_rates'</text:span><text:span text:style-name="T7">][</text:span><text:span text:style-name="T8">"ZAR"</text:span><text:span text:style-name="T7">])</text:span><text:span text:style-name="T7"><text:line-break/></text:span><text:span text:style-name="T7">y=(data[</text:span><text:span text:style-name="T8">'conversion_rates'</text:span><text:span text:style-name="T7">][</text:span><text:span text:style-name="T8">"USD"</text:span><text:span text:style-name="T5">])</text:span><text:span text:style-name="T5"><text:line-break/></text:span><text:span text:style-name="T6">print</text:span><text:span text:style-name="T5">(x,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ycurrenc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">import </text:span><text:span text:style-name="T2">requests</text:span><text:span text:style-name="T2"><text:line-break/></text:span><text:span text:style-name="T4"># Where USD is the base currency you want to use</text:span><text:span text:style-name="T4"><text:line-break/></text:span><text:span text:style-name="T2">url = </text:span><text:span text:style-name="T11">'https://prime.exchangerate-api.com/v5/d15f5d23ca3cd1c7094c5e89/latest/USD'</text:span><text:span text:style-name="T11"><text:line-break/></text:span><text:span text:style-name="T4"># Making our request</text:span><text:span text:style-name="T4"><text:line-break/></text:span><text:span text:style-name="T2">response = requests.get(url)</text:span><text:span text:style-name="T2"><text:line-break/></text:span><text:span text:style-name="T2">data = response.json()</text:span><text:span text:style-name="T2"><text:line-break/></text:span><text:span text:style-name="T4"># Your JSON object</text:span><text:span text:style-name="T4"><text:line-break/></text:span><text:span text:style-name="T2">thisdictcurrency=(data[</text:span><text:span text:style-name="T11">'conversion_rates'</text:span><text:span text:style-name="T2">])</text:span><text:span text:style-name="T2"><text:line-break/></text:span><text:span text:style-name="T12">print</text:span><text:span text:style-name="T2">(thisdictcurrency)</text:span><text:span text:style-name="T2"><text:line-break/></text:span><text:span text:style-name="T4">#print (data['conversion_rates']["ZAR"])</text:span><text:span text:style-name="T4"><text:line-break/></text:span><text:span text:style-name="T7">x=(data[</text:span><text:span text:style-name="T8">'conversion_rates'</text:span><text:span text:style-name="T7">][</text:span><text:span text:style-name="T8">"ZAR"</text:span><text:span text:style-name="T7">])</text:span><text:span text:style-name="T7"><text:line-break/></text:span><text:span text:style-name="T7">y=(data[</text:span><text:span text:style-name="T8">'conversion_rates'</text:span><text:span text:style-name="T7">][</text:span><text:span text:style-name="T8">"USD"</text:span><text:span text:style-name="T5">])</text:span><text:span text:style-name="T5"><text:line-break/></text:span><text:span text:style-name="T6">print</text:span><text:span text:style-name="T5">(x,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ather Ap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3">import </text:span><text:span text:style-name="T7">requests</text:span><text:span text:style-name="T7"><text:line-break/></text:span><text:span text:style-name="T7">url = </text:span><text:span text:style-name="T8">'https://api.openweathermap.org/data/2.5/weather'</text:span><text:span text:style-name="T8"><text:line-break/></text:span><text:span text:style-name="T7">weatherkey = </text:span><text:span text:style-name="T8">'7f65701f025236c354d7754c5a4e0b71'</text:span><text:span text:style-name="T8"><text:line-break/></text:span><text:span text:style-name="T7">params1 = {</text:span><text:span text:style-name="T8">'appid'</text:span><text:span text:style-name="T7">: weatherkey, </text:span><text:span text:style-name="T8">'q'</text:span><text:span text:style-name="T7">: </text:span><text:span text:style-name="T8">'Harare'</text:span><text:span text:style-name="T7">, </text:span><text:span text:style-name="T8">'units'</text:span><text:span text:style-name="T7">: </text:span><text:span text:style-name="T8">'Metric'</text:span><text:span text:style-name="T7">}</text:span><text:span text:style-name="T7"><text:line-break/></text:span><text:span text:style-name="T7">response = requests.get(url, </text:span><text:span text:style-name="T14">params</text:span><text:span text:style-name="T7">=params1)</text:span><text:span text:style-name="T7"><text:line-break/></text:span><text:span text:style-name="T7">weather = response.json()</text:span><text:span text:style-name="T7"><text:line-break/></text:span><text:span text:style-name="T15">print</text:span><text:span text:style-name="T7">(weather)</text:span><text:span text:style-name="T7"><text:line-break/></text:span><text:span text:style-name="T15">print</text:span><text:span text:style-name="T7">(weather[</text:span><text:span text:style-name="T8">'sys'</text:span><text:span text:style-name="T7">][</text:span><text:span text:style-name="T8">'country'</text:span><text:span text:style-name="T5">]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ather Ap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13">import </text:span><text:span text:style-name="T7">requests</text:span><text:span text:style-name="T7"><text:line-break/></text:span><text:span text:style-name="T7">url = </text:span><text:span text:style-name="T8">"https://currency-converter5.p.rapidapi.com/currency/list"</text:span><text:span text:style-name="T8"><text:line-break/></text:span><text:span text:style-name="T7">headers = {</text:span><text:span text:style-name="T7"><text:line-break/></text:span><text:span text:style-name="T7"> <text:s text:c="3"/></text:span><text:span text:style-name="T8">'x-rapidapi-key'</text:span><text:span text:style-name="T7">: </text:span><text:span text:style-name="T8">"0a27f3b3b0msh9d461a73f08e4a8p11cf91jsncc1d53f58d52"</text:span><text:span text:style-name="T7">,</text:span><text:span text:style-name="T7"><text:line-break/></text:span><text:span text:style-name="T7"> <text:s text:c="3"/></text:span><text:span text:style-name="T8">'x-rapidapi-host'</text:span><text:span text:style-name="T7">: </text:span><text:span text:style-name="T8">"currency-converter5.p.rapidapi.com"</text:span><text:span text:style-name="T8"><text:line-break/></text:span><text:span text:style-name="T8"> <text:s text:c="3"/></text:span><text:span text:style-name="T7">}</text:span><text:span text:style-name="T7"><text:line-break/></text:span><text:span text:style-name="T7">response = requests.get( url, </text:span><text:span text:style-name="T14">headers</text:span><text:span text:style-name="T7">=headers)</text:span><text:span text:style-name="T7"><text:line-break/></text:span><text:span text:style-name="T4">#x=(data['conversion_rates']["ZAR"])</text:span><text:span text:style-name="T4"><text:line-break/></text:span><text:span text:style-name="T7">x=response.json()</text:span><text:span text:style-name="T7"><text:line-break/></text:span><text:span text:style-name="T15">print</text:span><text:span text:style-name="T7">(x)</text:span><text:span text:style-name="T7"><text:line-break/></text:span><text:span text:style-name="T15">print</text:span><text:span text:style-name="T7">(response.text)</text:span><text:span text:style-name="T7"><text:line-break/></text:span><text:span text:style-name="T15">print</text:span><text:span text:style-name="T7">(x[</text:span><text:span text:style-name="T8">'currencies'</text:span><text:span text:style-name="T7">][</text:span><text:span text:style-name="T8">"ZAR"</text:span><text:span text:style-name="T5">]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8:37:12.080419250</meta:creation-date>
    <meta:editing-duration>PT20M42S</meta:editing-duration>
    <meta:editing-cycles>3</meta:editing-cycles>
    <meta:generator>LibreOffice/6.4.6.2$Linux_X86_64 LibreOffice_project/40$Build-2</meta:generator>
    <dc:title>Alizarin</dc:title>
    <dc:date>2020-11-16T21:38:52.682847232</dc:date>
    <meta:document-statistic meta:object-count="81"/>
  </office:meta>
</office:document-meta>
</file>